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24d8" officeooo:paragraph-rsid="001224d8" style:font-weight-asian="bold" style:font-weight-complex="bold"/>
    </style:style>
    <style:style style:name="P2" style:family="paragraph" style:parent-style-name="Standard">
      <style:text-properties fo:font-weight="bold" officeooo:rsid="001224d8" officeooo:paragraph-rsid="00172042" style:font-weight-asian="bold" style:font-weight-complex="bold"/>
    </style:style>
    <style:style style:name="P3" style:family="paragraph" style:parent-style-name="Standard">
      <style:text-properties fo:font-weight="bold" officeooo:rsid="001224d8" officeooo:paragraph-rsid="001afa21" style:font-weight-asian="bold" style:font-weight-complex="bold"/>
    </style:style>
    <style:style style:name="P4" style:family="paragraph" style:parent-style-name="Standard">
      <style:text-properties fo:font-weight="bold" officeooo:rsid="00134e3b" officeooo:paragraph-rsid="00134e3b" style:font-weight-asian="bold" style:font-weight-complex="bold"/>
    </style:style>
    <style:style style:name="P5" style:family="paragraph" style:parent-style-name="Standard">
      <style:text-properties fo:font-weight="bold" officeooo:rsid="0013f068" officeooo:paragraph-rsid="0013f068" style:font-weight-asian="bold" style:font-weight-complex="bold"/>
    </style:style>
    <style:style style:name="P6" style:family="paragraph" style:parent-style-name="Standard">
      <style:text-properties fo:font-weight="bold" officeooo:rsid="00172042" officeooo:paragraph-rsid="00172042" style:font-weight-asian="bold" style:font-weight-complex="bold"/>
    </style:style>
    <style:style style:name="P7" style:family="paragraph" style:parent-style-name="Standard">
      <style:text-properties fo:font-weight="bold" officeooo:rsid="00193f9c" officeooo:paragraph-rsid="00193f9c" style:font-weight-asian="bold" style:font-weight-complex="bold"/>
    </style:style>
    <style:style style:name="P8" style:family="paragraph" style:parent-style-name="Standard">
      <style:text-properties fo:font-weight="bold" officeooo:rsid="00177216" officeooo:paragraph-rsid="00177216" style:font-weight-asian="bold" style:font-weight-complex="bold"/>
    </style:style>
    <style:style style:name="P9" style:family="paragraph" style:parent-style-name="Standard">
      <style:text-properties fo:font-weight="normal" officeooo:rsid="001224d8" officeooo:paragraph-rsid="001224d8" style:font-weight-asian="normal" style:font-weight-complex="normal"/>
    </style:style>
    <style:style style:name="P10" style:family="paragraph" style:parent-style-name="Standard">
      <style:text-properties fo:font-weight="normal" officeooo:rsid="00134e3b" officeooo:paragraph-rsid="00134e3b" style:font-weight-asian="normal" style:font-weight-complex="normal"/>
    </style:style>
    <style:style style:name="P11" style:family="paragraph" style:parent-style-name="Standard">
      <style:text-properties fo:font-weight="normal" officeooo:rsid="001afa21" officeooo:paragraph-rsid="001afa21" style:font-weight-asian="normal" style:font-weight-complex="normal"/>
    </style:style>
    <style:style style:name="P12" style:family="paragraph" style:parent-style-name="Standard">
      <style:text-properties fo:font-weight="normal" officeooo:rsid="001b7d7e" officeooo:paragraph-rsid="00193f9c" style:font-weight-asian="normal" style:font-weight-complex="normal"/>
    </style:style>
    <style:style style:name="P13" style:family="paragraph" style:parent-style-name="Standard">
      <style:text-properties fo:font-weight="normal" officeooo:rsid="00193f9c" officeooo:paragraph-rsid="00193f9c" style:font-weight-asian="normal" style:font-weight-complex="normal"/>
    </style:style>
    <style:style style:name="P14" style:family="paragraph" style:parent-style-name="Standard">
      <style:text-properties fo:font-weight="normal" officeooo:rsid="00185bc7" officeooo:paragraph-rsid="001afa21" style:font-weight-asian="normal" style:font-weight-complex="normal"/>
    </style:style>
    <style:style style:name="P15" style:family="paragraph" style:parent-style-name="Standard">
      <style:text-properties fo:font-weight="normal" officeooo:rsid="00172042" officeooo:paragraph-rsid="00172042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134e3b" officeooo:paragraph-rsid="00134e3b" style:font-weight-asian="normal" style:font-weight-complex="normal"/>
    </style:style>
    <style:style style:name="P17" style:family="paragraph" style:parent-style-name="Standard">
      <style:text-properties fo:font-weight="bold" officeooo:rsid="0022bde2" officeooo:paragraph-rsid="0022bde2" style:font-weight-asian="bold" style:font-weight-complex="bold"/>
    </style:style>
    <style:style style:name="P18" style:family="paragraph" style:parent-style-name="Standard">
      <style:text-properties fo:font-weight="bold" officeooo:rsid="00177216" officeooo:paragraph-rsid="00177216" style:font-weight-asian="bold" style:font-weight-complex="bold"/>
    </style:style>
    <style:style style:name="P19" style:family="paragraph" style:parent-style-name="Standard">
      <style:paragraph-properties fo:margin-left="0in" fo:margin-right="0in" fo:margin-top="0.0209in" fo:margin-bottom="0in" loext:contextual-spacing="false" fo:orphans="2" fo:widows="2" fo:text-indent="0in" style:auto-text-indent="false"/>
      <style:text-properties fo:font-variant="normal" fo:text-transform="none" fo:color="#222222" style:font-name="arial" fo:font-size="9pt" fo:letter-spacing="normal" fo:font-style="normal" fo:font-weight="normal" loext:padding="0in" loext:border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b2b7" style:font-weight-asian="normal" style:font-weight-complex="normal"/>
    </style:style>
    <style:style style:name="T3" style:family="text">
      <style:text-properties fo:font-weight="normal" officeooo:rsid="00166332" style:font-weight-asian="normal" style:font-weight-complex="normal"/>
    </style:style>
    <style:style style:name="T4" style:family="text">
      <style:text-properties fo:font-weight="normal" officeooo:rsid="00172042" style:font-weight-asian="normal" style:font-weight-complex="normal"/>
    </style:style>
    <style:style style:name="T5" style:family="text">
      <style:text-properties fo:font-weight="normal" officeooo:rsid="00174cb9" style:font-weight-asian="normal" style:font-weight-complex="normal"/>
    </style:style>
    <style:style style:name="T6" style:family="text">
      <style:text-properties fo:font-weight="normal" officeooo:rsid="00185bc7" style:font-weight-asian="normal" style:font-weight-complex="normal"/>
    </style:style>
    <style:style style:name="T7" style:family="text">
      <style:text-properties fo:font-weight="normal" officeooo:rsid="001a4f1b" style:font-weight-asian="normal" style:font-weight-complex="normal"/>
    </style:style>
    <style:style style:name="T8" style:family="text">
      <style:text-properties fo:font-weight="normal" officeooo:rsid="001afa21" style:font-weight-asian="normal" style:font-weight-complex="normal"/>
    </style:style>
    <style:style style:name="T9" style:family="text">
      <style:text-properties fo:font-weight="normal" officeooo:rsid="001b7d7e" style:font-weight-asian="normal" style:font-weight-complex="normal"/>
    </style:style>
    <style:style style:name="T10" style:family="text">
      <style:text-properties fo:font-weight="normal" officeooo:rsid="001caf31" style:font-weight-asian="normal" style:font-weight-complex="normal"/>
    </style:style>
    <style:style style:name="T11" style:family="text">
      <style:text-properties fo:font-weight="normal" officeooo:rsid="001f27b2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93f9c"/>
    </style:style>
    <style:style style:name="T14" style:family="text">
      <style:text-properties fo:font-variant="normal" fo:text-transform="none" fo:color="#1155cc" style:font-name="arial" fo:font-size="9pt" fo:letter-spacing="normal" fo:font-style="normal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ave The Forest</text:p>
      <text:p text:style-name="P1"/>
      <text:p text:style-name="P2">Objective: <text:span text:style-name="T2">character </text:span><text:span text:style-name="T1">cross</text:span><text:span text:style-name="T2">es </text:span><text:span text:style-name="T1">the </text:span><text:span text:style-name="T2">red </text:span><text:span text:style-name="T1">woods </text:span><text:span text:style-name="T2">to deliver seeds to plant new trees. The life of the character is decreased by</text:span><text:span text:style-name="T1"> consuming poisonous plants, </text:span><text:span text:style-name="T2">after consuming three poisonous plants character dies. </text:span><text:span text:style-name="T3">Character also dies if faced with </text:span><text:span text:style-name="T4">native dangerous animals: </text:span><text:span text:style-name="T3">cougar, </text:span><text:span text:style-name="T4">black bear, and mountain lions. </text:span><text:span text:style-name="T3">When a nutritious plant is consumed it a message will inform user of name and beneficial properties (for educational purposes). </text:span></text:p>
      <text:p text:style-name="P9"/>
      <text:p text:style-name="P4">Canvas: <text:span text:style-name="T1">image of forest as background, have it continuously running so the character can walk through the woods. </text:span></text:p>
      <text:p text:style-name="P10"/>
      <text:p text:style-name="P4"><text:a xlink:type="simple" xlink:href="https://blog.calebnance.com/phaser/simple-canvas-start.html" text:style-name="Internet_20_link" text:visited-style-name="Visited_20_Internet_20_Link"><text:span text:style-name="T1">https://blog.calebnance.com/phaser/simple-canvas-start.html</text:span></text:a></text:p>
      <text:p text:style-name="P10"/>
      <text:p text:style-name="P10">https://opengameart.org/</text:p>
      <text:p text:style-name="P10"/>
      <text:p text:style-name="P11">Tool for making small icons: https://bulkresizephotos.com/</text:p>
      <text:p text:style-name="P16"/>
      <text:p text:style-name="P5"><text:span text:style-name="T12">Logic – </text:span><text:span text:style-name="T13">what will be needed</text:span></text:p>
      <text:p text:style-name="P9"/>
      <text:p text:style-name="P6">2 Characters: <text:span text:style-name="T1">enthusiastic hikers with a </text:span></text:p>
      <text:p text:style-name="P6"/>
      <text:p text:style-name="P7">Health level: <text:span text:style-name="T7">create method with </text:span><text:span text:style-name="T1">a constructor from the character object. </text:span><text:span text:style-name="T9">Health level is affected by the consumption of bad plants, have to keep a “status” and once reached 3 === death/alert: game over.</text:span></text:p>
      <text:p text:style-name="P12"/>
      <text:p text:style-name="P7"><text:span text:style-name="T9">--</text:span><text:span text:style-name="T10">there has to be a condition that makes the character consume plants, after 10 seconds of “inactivity/no plant consumption alert “you need to refuel your energy”, </text:span><text:span text:style-name="T11">requires a timeout that will trigger the alert </text:span><text:span text:style-name="T10">10 seconds after the StartGame() function is initiated--s</text:span></text:p>
      <text:p text:style-name="P13"/>
      <text:p text:style-name="P9"/>
      <text:p text:style-name="P9">Plants are two objects: </text:p>
      <text:p text:style-name="P6"/>
      <text:p text:style-name="P2">Good plants: <text:span text:style-name="T4">name, image, and nutritious property. </text:span><text:span text:style-name="T5">They will be images </text:span><text:span text:style-name="T6">found throughout the woods and with dom manipulation character will click on it to consume it. </text:span></text:p>
      <text:p text:style-name="P1"/>
      <text:p text:style-name="P3">Bad plants: <text:span text:style-name="T4">name, image, and property. </text:span><text:span text:style-name="T5">They will <text:s/>be images </text:span><text:span text:style-name="T6">laid out through the wood canvas, </text:span><text:span text:style-name="T5">selected with dom manipulation, </text:span><text:span text:style-name="T6">when clicked and consumed will decrease “health” of character, once three iterations occur the character will die. </text:span></text:p>
      <text:p text:style-name="P14"/>
      <text:p text:style-name="P3"><text:span text:style-name="T8">Icons: </text:span><text:a xlink:type="simple" xlink:href="http://game-icons.net/" text:style-name="Internet_20_link" text:visited-style-name="Visited_20_Internet_20_Link"><text:span text:style-name="T8">http://game-icons.net/</text:span></text:a><text:span text:style-name="T8"> </text:span><text:span text:style-name="T6"><text:line-break/></text:span></text:p>
      <text:p text:style-name="P6">Dangerous Animals: <text:span text:style-name="T1">will cause death by collision, </text:span><text:span text:style-name="T6"><text:s/>can be dodged by moving arrows but will cause automatic dead when collided with the character. </text:span></text:p>
      <text:p text:style-name="P15"/>
      <text:p text:style-name="P8">Keyboard: <text:span text:style-name="T1">arrows used to navigate forest. </text:span></text:p>
      <text:p text:style-name="P8"><text:span text:style-name="T1"/></text:p>
      <text:p text:style-name="P8"><text:a xlink:type="simple" xlink:href="https://slides.com/mariafernandaquezada/deck/live#/" office:target-frame-name="_blank" xlink:show="new" text:style-name="Internet_20_link" text:visited-style-name="Visited_20_Internet_20_Link"><text:span text:style-name="T14">https://slides.com/</text:span></text:a></text:p>
      <text:p text:style-name="P19"/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1:54:33.561462675</meta:creation-date>
    <dc:date>2018-05-26T06:44:48.062140436</dc:date>
    <meta:editing-duration>PT1H29M29S</meta:editing-duration>
    <meta:editing-cycles>13</meta:editing-cycles>
    <meta:generator>LibreOffice/5.4.6.2$Linux_X86_64 LibreOffice_project/40m0$Build-2</meta:generator>
    <meta:document-statistic meta:table-count="0" meta:image-count="0" meta:object-count="0" meta:page-count="1" meta:paragraph-count="17" meta:word-count="284" meta:character-count="1910" meta:non-whitespace-character-count="1632"/>
  </office:meta>
</office:document-meta>
</file>